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1635" officeooo:paragraph-rsid="00061635"/>
    </style:style>
    <style:style style:name="P2" style:family="paragraph" style:parent-style-name="Preformatted_20_Text">
      <style:text-properties officeooo:rsid="00061635" officeooo:paragraph-rsid="00074350"/>
    </style:style>
    <style:style style:name="P3" style:family="paragraph" style:parent-style-name="Preformatted_20_Text">
      <style:text-properties officeooo:rsid="00061635" officeooo:paragraph-rsid="000b5d8f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061635" officeooo:paragraph-rsid="00061635"/>
    </style:style>
    <style:style style:name="P5" style:family="paragraph" style:parent-style-name="Preformatted_20_Text">
      <style:text-properties style:text-underline-style="solid" style:text-underline-width="auto" style:text-underline-color="font-color" officeooo:rsid="00061635" officeooo:paragraph-rsid="00074350"/>
    </style:style>
    <style:style style:name="P6" style:family="paragraph" style:parent-style-name="Preformatted_20_Text">
      <style:text-properties style:text-underline-style="solid" style:text-underline-width="auto" style:text-underline-color="font-color" officeooo:rsid="00061635" officeooo:paragraph-rsid="000b5d8f"/>
    </style:style>
    <style:style style:name="P7" style:family="paragraph" style:parent-style-name="Preformatted_20_Text">
      <style:text-properties style:text-underline-style="solid" style:text-underline-width="auto" style:text-underline-color="font-color" officeooo:rsid="00074350" officeooo:paragraph-rsid="00074350"/>
    </style:style>
    <style:style style:name="P8" style:family="paragraph" style:parent-style-name="Preformatted_20_Text">
      <style:text-properties style:text-underline-style="solid" style:text-underline-width="auto" style:text-underline-color="font-color" officeooo:rsid="000c3112" officeooo:paragraph-rsid="000c3112"/>
    </style:style>
    <style:style style:name="P9" style:family="paragraph" style:parent-style-name="Preformatted_20_Text">
      <style:text-properties style:text-underline-style="solid" style:text-underline-width="auto" style:text-underline-color="font-color" officeooo:rsid="000c3112" officeooo:paragraph-rsid="000cc651"/>
    </style:style>
    <style:style style:name="P10" style:family="paragraph" style:parent-style-name="Preformatted_20_Text">
      <style:text-properties style:text-underline-style="solid" style:text-underline-width="auto" style:text-underline-color="font-color" officeooo:rsid="000c3112" officeooo:paragraph-rsid="000e6cf8"/>
    </style:style>
    <style:style style:name="P11" style:family="paragraph" style:parent-style-name="Preformatted_20_Text">
      <style:text-properties style:text-underline-style="solid" style:text-underline-width="auto" style:text-underline-color="font-color" officeooo:rsid="0010047b" officeooo:paragraph-rsid="0010047b"/>
    </style:style>
    <style:style style:name="P12" style:family="paragraph" style:parent-style-name="Preformatted_20_Text">
      <style:text-properties style:text-underline-style="none" officeooo:rsid="00061635" officeooo:paragraph-rsid="00074350"/>
    </style:style>
    <style:style style:name="P13" style:family="paragraph" style:parent-style-name="Preformatted_20_Text">
      <style:text-properties style:text-underline-style="none" officeooo:rsid="000a2bf3" officeooo:paragraph-rsid="000a2bf3"/>
    </style:style>
    <style:style style:name="P14" style:family="paragraph" style:parent-style-name="Preformatted_20_Text">
      <style:text-properties style:text-underline-style="none" officeooo:rsid="000a2bf3" officeooo:paragraph-rsid="000c3112"/>
    </style:style>
    <style:style style:name="P15" style:family="paragraph" style:parent-style-name="Preformatted_20_Text">
      <style:text-properties style:text-underline-style="none" officeooo:rsid="000a2bf3" officeooo:paragraph-rsid="000cc651"/>
    </style:style>
    <style:style style:name="P16" style:family="paragraph" style:parent-style-name="Preformatted_20_Text">
      <style:text-properties style:text-underline-style="none" officeooo:rsid="000a2bf3" officeooo:paragraph-rsid="000e6cf8"/>
    </style:style>
    <style:style style:name="P17" style:family="paragraph" style:parent-style-name="Preformatted_20_Text">
      <style:text-properties style:text-underline-style="none" officeooo:rsid="000a2bf3" officeooo:paragraph-rsid="001374cc"/>
    </style:style>
    <style:style style:name="P18" style:family="paragraph" style:parent-style-name="Preformatted_20_Text">
      <style:text-properties style:text-underline-style="none" officeooo:rsid="000a2bf3" officeooo:paragraph-rsid="0013b753"/>
    </style:style>
    <style:style style:name="P19" style:family="paragraph" style:parent-style-name="Preformatted_20_Text">
      <style:text-properties style:text-underline-style="none" officeooo:rsid="000b5d8f" officeooo:paragraph-rsid="000b5d8f"/>
    </style:style>
    <style:style style:name="P20" style:family="paragraph" style:parent-style-name="Preformatted_20_Text">
      <style:text-properties style:text-underline-style="none" officeooo:rsid="0010047b" officeooo:paragraph-rsid="0010047b"/>
    </style:style>
    <style:style style:name="P21" style:family="paragraph" style:parent-style-name="Preformatted_20_Text">
      <style:text-properties style:text-underline-style="none" officeooo:rsid="0010047b" officeooo:paragraph-rsid="0011aaf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4350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b5d8f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a2bf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374cc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0b5d8f"/>
    </style:style>
    <style:style style:name="T8" style:family="text">
      <style:text-properties style:text-underline-style="solid" style:text-underline-width="auto" style:text-underline-color="font-color" officeooo:rsid="000c3112"/>
    </style:style>
    <style:style style:name="T9" style:family="text">
      <style:text-properties style:text-underline-style="solid" style:text-underline-width="auto" style:text-underline-color="font-color" officeooo:rsid="000cc651"/>
    </style:style>
    <style:style style:name="T10" style:family="text">
      <style:text-properties style:text-underline-style="solid" style:text-underline-width="auto" style:text-underline-color="font-color" officeooo:rsid="001374cc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74350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officeooo:rsid="000a2bf3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0b5d8f" style:font-weight-asian="normal" style:font-weight-complex="normal"/>
    </style:style>
    <style:style style:name="T17" style:family="text">
      <style:text-properties style:text-underline-style="none" officeooo:rsid="000cc651"/>
    </style:style>
    <style:style style:name="T18" style:family="text">
      <style:text-properties style:text-underline-style="none" officeooo:rsid="000e6cf8"/>
    </style:style>
    <style:style style:name="T19" style:family="text">
      <style:text-properties officeooo:rsid="0007435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e8b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61635" style:font-weight-asian="normal" style:font-weight-complex="normal"/>
    </style:style>
    <style:style style:name="T24" style:family="text">
      <style:text-properties fo:font-weight="normal" officeooo:rsid="000b5d8f" style:font-weight-asian="normal" style:font-weight-complex="normal"/>
    </style:style>
    <style:style style:name="T25" style:family="text">
      <style:text-properties fo:font-weight="normal" officeooo:rsid="000a2bf3" style:font-weight-asian="normal" style:font-weight-complex="normal"/>
    </style:style>
    <style:style style:name="T26" style:family="text">
      <style:text-properties fo:font-weight="normal" officeooo:rsid="001374cc" style:font-weight-asian="normal" style:font-weight-complex="normal"/>
    </style:style>
    <style:style style:name="T27" style:family="text">
      <style:text-properties officeooo:rsid="000b5d8f"/>
    </style:style>
    <style:style style:name="T28" style:family="text">
      <style:text-properties officeooo:rsid="000c3112"/>
    </style:style>
    <style:style style:name="T29" style:family="text">
      <style:text-properties officeooo:rsid="000cc651"/>
    </style:style>
    <style:style style:name="T30" style:family="text">
      <style:text-properties style:font-name="Liberation Mono" fo:font-weight="normal" officeooo:rsid="0011aaf4" style:font-name-asian="Liberation Mono" style:font-weight-asian="normal" style:font-name-complex="Liberation Mono" style:font-weight-complex="normal"/>
    </style:style>
    <style:style style:name="T31" style:family="text">
      <style:text-properties style:font-name="Liberation Mono" fo:font-weight="normal" officeooo:rsid="0011aaf4" style:font-name-asian="Courier New" style:font-weight-asian="normal" style:font-name-complex="Liberation Mono" style:font-weight-complex="normal"/>
    </style:style>
    <style:style style:name="T32" style:family="text">
      <style:text-properties style:font-name="Liberation Mono" style:text-underline-style="solid" style:text-underline-width="auto" style:text-underline-color="font-color" fo:font-weight="normal" officeooo:rsid="0011aaf4" style:font-name-asian="Courier New" style:font-weight-asian="normal" style:font-name-complex="Liberation Mono" style:font-weight-complex="normal"/>
    </style:style>
    <style:style style:name="T33" style:family="text">
      <style:text-properties officeooo:rsid="001374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onction</text:span> <text:span text:style-name="T20">initialisation</text:span> () : tableau de caractères</text:p>
      <text:p text:style-name="P3"><text:tab/><text:span text:style-name="T1">L:</text:span> i,j : entiers <text:span text:style-name="T16">{indices de parcours du tableau}</text:span></text:p>
      <text:p text:style-name="P1"><text:tab/> <text:s text:c="2"/>M : tableau [i][j] de caractères</text:p>
      <text:p text:style-name="P1"/>
      <text:p text:style-name="P1"><text:tab/><text:span text:style-name="T1">Pour</text:span> j <text:span text:style-name="T1">de</text:span> 1 <text:span text:style-name="T1">à</text:span> 5 <text:span text:style-name="T1">Faire</text:span></text:p>
      <text:p text:style-name="P1"><text:tab/><text:tab/>M[1][j]=’+’</text:p>
      <text:p text:style-name="P1"><text:tab/><text:tab/><text:span text:style-name="T1">Pour</text:span> i <text:span text:style-name="T1">de</text:span> 2 <text:span text:style-name="T1">à</text:span> 4 <text:span text:style-name="T1">Faire</text:span></text:p>
      <text:p text:style-name="P1"><text:tab/><text:tab/><text:tab/>M[i][j]=’o’</text:p>
      <text:p text:style-name="P1"><text:tab/><text:tab/><text:span text:style-name="T1">Fait</text:span></text:p>
      <text:p text:style-name="P1"><text:tab/><text:tab/>M[5][j]=’-’</text:p>
      <text:p text:style-name="P1"><text:tab/><text:span text:style-name="T1">Fait</text:span></text:p>
      <text:p text:style-name="P1"><text:tab/>M[3][3]=’*’</text:p>
      <text:p text:style-name="P1"/>
      <text:p text:style-name="P1"><text:tab/><text:span text:style-name="T1">Retourner</text:span>(<text:span text:style-name="T19">M</text:span>)</text:p>
      <text:p text:style-name="P4">FinFonction</text:p>
      <text:p text:style-name="P4"/>
      <text:p text:style-name="P4"/>
      <text:p text:style-name="P4">Action<text:span text:style-name="T11"> </text:span><text:span text:style-name="T13">affichage</text:span><text:span text:style-name="T11"> (</text:span><text:span text:style-name="T12">M</text:span><text:span text:style-name="T11">)</text:span></text:p>
      <text:p text:style-name="P6"><text:span text:style-name="T11"><text:tab/></text:span>L :<text:span text:style-name="T11"> i,j : entiers </text:span><text:span text:style-name="T16">{indices de parcours du tableau}</text:span></text:p>
      <text:p text:style-name="P6"><text:span text:style-name="T16"><text:tab/></text:span><text:span text:style-name="T24">D :</text:span><text:span text:style-name="T16"> M </text:span><text:span text:style-name="T15">: tableau [i][j] de caractères</text:span></text:p>
      <text:p text:style-name="P4"><text:span text:style-name="T11"><text:tab/></text:span></text:p>
      <text:p text:style-name="P5"><text:span text:style-name="T11"><text:tab/></text:span>Pour<text:span text:style-name="T11"> </text:span><text:span text:style-name="T12">i</text:span><text:span text:style-name="T11"> </text:span>de<text:span text:style-name="T11"> 1 </text:span>à<text:span text:style-name="T11"> 5 </text:span>Faire</text:p>
      <text:p text:style-name="P12"><text:tab/><text:tab/><text:span text:style-name="T19">afficher(6-i)</text:span></text:p>
      <text:p text:style-name="P12"><text:tab/><text:tab/><text:span text:style-name="T1">Pour</text:span> <text:span text:style-name="T19">j</text:span> <text:span text:style-name="T1">de</text:span> <text:span text:style-name="T19">1</text:span> <text:span text:style-name="T1">à</text:span> <text:span text:style-name="T19">5</text:span> <text:span text:style-name="T1">Faire</text:span></text:p>
      <text:p text:style-name="P12"><text:tab/><text:tab/><text:tab/><text:span text:style-name="T19">afficher(</text:span>M[i][j]<text:span text:style-name="T19">)</text:span></text:p>
      <text:p text:style-name="P12"><text:tab/><text:tab/><text:span text:style-name="T2">Fait</text:span></text:p>
      <text:p text:style-name="P12"><text:span text:style-name="T19"><text:tab/><text:tab/>afficher(\n)</text:span></text:p>
      <text:p text:style-name="P12"><text:tab/><text:span text:style-name="T2">Fait</text:span></text:p>
      <text:p text:style-name="P12"><text:tab/><text:span text:style-name="T2">Pour</text:span><text:span text:style-name="T19"> i </text:span><text:span text:style-name="T2">de</text:span><text:span text:style-name="T19"> 1 </text:span><text:span text:style-name="T2">à</text:span><text:span text:style-name="T19"> 5 </text:span><text:span text:style-name="T2">Faire</text:span></text:p>
      <text:p text:style-name="P12"><text:tab/><text:tab/><text:span text:style-name="T19">afficher(i)</text:span></text:p>
      <text:p text:style-name="P12"><text:tab/><text:span text:style-name="T2">Fait</text:span></text:p>
      <text:p text:style-name="P7">FinAction</text:p>
      <text:p text:style-name="P7"/>
      <text:p text:style-name="P13"><text:span text:style-name="T1">Action</text:span> <text:span text:style-name="T20">deplacement </text:span><text:span text:style-name="T22">(M,indlig,indcol,dir,</text:span><text:span text:style-name="T26">deppossible</text:span><text:span text:style-name="T22">)</text:span></text:p>
      <text:p text:style-name="P13"><text:span text:style-name="T22"><text:tab/></text:span><text:span text:style-name="T4">L :</text:span><text:span text:style-name="T24"> i,j : entiers {indices de parcours du tableau}</text:span></text:p>
      <text:p text:style-name="P13"><text:span text:style-name="T24"><text:tab/></text:span><text:span text:style-name="T6">R :</text:span><text:span text:style-name="T26"> deppossible : booleen</text:span></text:p>
      <text:p text:style-name="P13"><text:span text:style-name="T22"><text:tab/></text:span><text:span text:style-name="T3">D/R :</text:span><text:span text:style-name="T22"> M </text:span><text:span text:style-name="T23">: tableau [i][j] de caractères</text:span></text:p>
      <text:p text:style-name="P13"><text:span text:style-name="T23"><text:tab/></text:span><text:span text:style-name="T3">D :</text:span><text:span text:style-name="T22"> indlig,indcol : entiers {indices du pion à déplacer}</text:span></text:p>
      <text:p text:style-name="P13"><text:span text:style-name="T22"><text:tab/> <text:s text:c="3"/>dir : entier {nombre correspondant à la direction de déplacement)</text:span></text:p>
      <text:p text:style-name="P12"><text:tab/><text:tab/></text:p>
      <text:p text:style-name="P13">indlig ← 6-indlig {correspondance entre le num de ligne du plateau et le num de <text:tab/><text:tab/><text:tab/><text:tab/><text:tab/><text:tab/>ligne de notre tableau}</text:p>
      <text:p text:style-name="P19"/>
      <text:p text:style-name="P13"><text:span text:style-name="T1">Si</text:span> dir=1 <text:span text:style-name="T1">Alors</text:span></text:p>
      <text:p text:style-name="P13"><text:tab/><text:span text:style-name="T27">i ← indlig-1</text:span></text:p>
      <text:p text:style-name="P13"><text:tab/><text:span text:style-name="T1">Tantque</text:span> (<text:span text:style-name="T27">i&gt;1) </text:span><text:span text:style-name="T7">et</text:span><text:span text:style-name="T27"> M[i][indcol]=’o’ </text:span><text:span text:style-name="T7">Faire</text:span></text:p>
      <text:p text:style-name="P13"><text:tab/><text:tab/><text:span text:style-name="T27">i ← i-1</text:span></text:p>
      <text:p text:style-name="P13"><text:tab/><text:span text:style-name="T7">Fait</text:span></text:p>
      <text:p text:style-name="P13"><text:tab/><text:span text:style-name="T28">i ← i+1</text:span></text:p>
      <text:p text:style-name="P17"><text:tab/><text:span text:style-name="T10">Si</text:span><text:span text:style-name="T33"> i</text:span><text:span text:style-name="T30">≠</text:span><text:span text:style-name="T33">indlig </text:span><text:span text:style-name="T10">Alors</text:span></text:p>
      <text:p text:style-name="P13"><text:tab/><text:tab/><text:span text:style-name="T28">M[i][indcol] ← M[indlig][indcol]</text:span></text:p>
      <text:p text:style-name="P14"><text:tab/><text:tab/><text:span text:style-name="T28">M[indlig][indcol] ← ‘o’</text:span></text:p>
      <text:p text:style-name="P14"><text:tab/><text:tab/><text:span text:style-name="T33">deppossible ← VRAI</text:span></text:p>
      <text:p text:style-name="P14"><text:tab/><text:span text:style-name="T10">Sinon</text:span></text:p>
      <text:p text:style-name="P14"><text:tab/><text:tab/><text:span text:style-name="T33">deppossible ← FAUX</text:span></text:p>
      <text:p text:style-name="P14"><text:tab/><text:span text:style-name="T10">FinSi</text:span></text:p>
      <text:p text:style-name="P8">FinSi</text:p>
      <text:p text:style-name="P13"/>
      <text:p text:style-name="P14"><text:span text:style-name="T8">Sinon </text:span><text:span text:style-name="T1">Si</text:span> dir=<text:span text:style-name="T28">5</text:span> <text:span text:style-name="T1">Alors</text:span></text:p>
      <text:p text:style-name="P14"><text:tab/><text:span text:style-name="T27">i ← indlig+1</text:span></text:p>
      <text:p text:style-name="P14"><text:tab/><text:span text:style-name="T1">Tantque</text:span> (<text:span text:style-name="T27">i&lt;5) </text:span><text:span text:style-name="T7">et</text:span><text:span text:style-name="T27"> M[i][indcol]=’o’ </text:span><text:span text:style-name="T7">Faire</text:span></text:p>
      <text:p text:style-name="P14"><text:tab/><text:tab/><text:span text:style-name="T27">i ← i+1</text:span></text:p>
      <text:p text:style-name="P14"><text:tab/><text:span text:style-name="T7">Fait</text:span></text:p>
      <text:p text:style-name="P14"><text:tab/><text:span text:style-name="T28">i ← i-1</text:span></text:p>
      <text:p text:style-name="P17"><text:soft-page-break/><text:tab/><text:span text:style-name="T10">Si</text:span><text:span text:style-name="T33"> i</text:span><text:span text:style-name="T30">≠</text:span><text:span text:style-name="T33">indlig </text:span><text:span text:style-name="T10">Alors</text:span></text:p>
      <text:p text:style-name="P17"><text:span text:style-name="T28"><text:tab/><text:tab/>M[i][indcol] ← M[indlig][indcol]</text:span></text:p>
      <text:p text:style-name="P15"><text:tab/><text:tab/><text:span text:style-name="T28">M[indlig][indcol] ← ‘o’</text:span></text:p>
      <text:p text:style-name="P17"><text:tab/><text:tab/><text:span text:style-name="T33">deppossible ← VRAI</text:span></text:p>
      <text:p text:style-name="P17"><text:tab/><text:span text:style-name="T10">Sinon</text:span></text:p>
      <text:p text:style-name="P17"><text:tab/><text:tab/><text:span text:style-name="T33">deppossible ← FAUX</text:span></text:p>
      <text:p text:style-name="P17"><text:tab/><text:span text:style-name="T10">FinSi</text:span></text:p>
      <text:p text:style-name="P15"/>
      <text:p text:style-name="P8">FinSi</text:p>
      <text:p text:style-name="P8"/>
      <text:p text:style-name="P8"/>
      <text:p text:style-name="P8"/>
      <text:p text:style-name="P8">Sinon Si<text:span text:style-name="T11"> dir=3 </text:span>Alors</text:p>
      <text:p text:style-name="P8"><text:span text:style-name="T11"><text:tab/>j ← indcol+1</text:span></text:p>
      <text:p text:style-name="P14"><text:tab/><text:span text:style-name="T1">Tantque</text:span> (<text:span text:style-name="T28">j&lt;5) </text:span><text:span text:style-name="T7">et</text:span><text:span text:style-name="T27"> M[indlig][j]=’o’ </text:span><text:span text:style-name="T7">Faire</text:span></text:p>
      <text:p text:style-name="P8"><text:span text:style-name="T11"><text:tab/></text:span><text:span text:style-name="T14"><text:tab/></text:span><text:span text:style-name="T11">j ← j+1</text:span></text:p>
      <text:p text:style-name="P14"><text:tab/><text:span text:style-name="T7">Fait</text:span></text:p>
      <text:p text:style-name="P14"><text:tab/><text:span text:style-name="T29">j ← j-1</text:span></text:p>
      <text:p text:style-name="P17"><text:tab/><text:span text:style-name="T10">Si</text:span><text:span text:style-name="T33"> i</text:span><text:span text:style-name="T30">≠</text:span><text:span text:style-name="T33">indlig </text:span><text:span text:style-name="T10">Alors</text:span></text:p>
      <text:p text:style-name="P14"><text:tab/><text:tab/><text:span text:style-name="T28">M[indlig][j] ← M[indlig][indcol]</text:span></text:p>
      <text:p text:style-name="P15"><text:tab/><text:tab/><text:span text:style-name="T28">M[indlig][indcol] ← ‘o’</text:span></text:p>
      <text:p text:style-name="P17"><text:tab/><text:tab/><text:span text:style-name="T33">deppossible ← VRAI</text:span></text:p>
      <text:p text:style-name="P17"><text:tab/><text:span text:style-name="T10">Sinon</text:span></text:p>
      <text:p text:style-name="P17"><text:tab/><text:tab/><text:span text:style-name="T33">deppossible ← FAUX</text:span></text:p>
      <text:p text:style-name="P17"><text:tab/><text:span text:style-name="T10">FinSi</text:span></text:p>
      <text:p text:style-name="P8">FinSi</text:p>
      <text:p text:style-name="P8"/>
      <text:p text:style-name="P9">Sinon Si<text:span text:style-name="T11"> dir=</text:span><text:span text:style-name="T17">7</text:span><text:span text:style-name="T11"> </text:span>Alors</text:p>
      <text:p text:style-name="P9"><text:span text:style-name="T11"><text:tab/>j ← indcol</text:span><text:span text:style-name="T17">-</text:span><text:span text:style-name="T11">1</text:span></text:p>
      <text:p text:style-name="P15"><text:tab/><text:span text:style-name="T1">Tantque</text:span> (<text:span text:style-name="T28">j&gt;1) </text:span><text:span text:style-name="T7">et</text:span><text:span text:style-name="T27"> M[indlig][j]=’o’ </text:span><text:span text:style-name="T7">Faire</text:span></text:p>
      <text:p text:style-name="P9"><text:span text:style-name="T11"><text:tab/></text:span><text:span text:style-name="T14"><text:tab/></text:span><text:span text:style-name="T11">j ← j</text:span><text:span text:style-name="T17">-</text:span><text:span text:style-name="T11">1</text:span></text:p>
      <text:p text:style-name="P15"><text:tab/><text:span text:style-name="T7">Fait</text:span></text:p>
      <text:p text:style-name="P15"><text:tab/><text:span text:style-name="T29">j ← j+1</text:span></text:p>
      <text:p text:style-name="P17"><text:tab/><text:span text:style-name="T10">Si</text:span><text:span text:style-name="T33"> i</text:span><text:span text:style-name="T30">≠</text:span><text:span text:style-name="T33">indlig </text:span><text:span text:style-name="T10">Alors</text:span></text:p>
      <text:p text:style-name="P15"><text:tab/><text:tab/><text:span text:style-name="T28">M[indlig][j] ← M[indlig][indcol]</text:span></text:p>
      <text:p text:style-name="P15"><text:tab/><text:tab/><text:span text:style-name="T28">M[indlig][indcol] ← ‘o’</text:span></text:p>
      <text:p text:style-name="P17"><text:tab/><text:tab/><text:span text:style-name="T33">deppossible ← VRAI</text:span></text:p>
      <text:p text:style-name="P17"><text:tab/><text:span text:style-name="T10">Sinon</text:span></text:p>
      <text:p text:style-name="P17"><text:tab/><text:tab/><text:span text:style-name="T33">deppossible ← FAUX</text:span></text:p>
      <text:p text:style-name="P17"><text:tab/><text:span text:style-name="T10">FinSi</text:span></text:p>
      <text:p text:style-name="P9">FinSi</text:p>
      <text:p text:style-name="P9"/>
      <text:p text:style-name="P9">Sinon Si<text:span text:style-name="T11"> dir=</text:span><text:span text:style-name="T17">2</text:span><text:span text:style-name="T11"> </text:span>Alors</text:p>
      <text:p text:style-name="P15"><text:span text:style-name="T27"><text:tab/>i ← indlig-1</text:span></text:p>
      <text:p text:style-name="P9"><text:span text:style-name="T11"><text:tab/>j ← indcol+1</text:span></text:p>
      <text:p text:style-name="P15"><text:tab/><text:span text:style-name="T1">Tantque</text:span> <text:span text:style-name="T29">(i&gt;1) </text:span><text:span text:style-name="T9">et</text:span><text:span text:style-name="T29"> </text:span>(<text:span text:style-name="T28">j&lt;5) </text:span><text:span text:style-name="T7">et</text:span><text:span text:style-name="T27"> M[i][j]=’o’ </text:span><text:span text:style-name="T7">Faire</text:span></text:p>
      <text:p text:style-name="P15"><text:span text:style-name="T27"><text:tab/><text:tab/>i ← i-1</text:span></text:p>
      <text:p text:style-name="P9"><text:span text:style-name="T11"><text:tab/></text:span><text:span text:style-name="T14"><text:tab/></text:span><text:span text:style-name="T11">j ← j+1</text:span></text:p>
      <text:p text:style-name="P15"><text:tab/><text:span text:style-name="T7">Fait</text:span></text:p>
      <text:p text:style-name="P15"><text:tab/><text:span text:style-name="T29">i ← i+1</text:span></text:p>
      <text:p text:style-name="P15"><text:tab/><text:span text:style-name="T29">j ← j-1</text:span></text:p>
      <text:p text:style-name="P17"><text:tab/><text:span text:style-name="T10">Si</text:span><text:span text:style-name="T33"> i</text:span><text:span text:style-name="T30">≠</text:span><text:span text:style-name="T33">indlig </text:span><text:span text:style-name="T10">Alors</text:span></text:p>
      <text:p text:style-name="P15"><text:tab/><text:tab/><text:span text:style-name="T28">M[i][j] ← M[indlig][indcol]</text:span></text:p>
      <text:p text:style-name="P15"><text:tab/><text:tab/><text:span text:style-name="T28">M[indlig][indcol] ← ‘o’</text:span></text:p>
      <text:p text:style-name="P17"><text:tab/><text:tab/><text:span text:style-name="T33">deppossible ← VRAI</text:span></text:p>
      <text:p text:style-name="P17"><text:tab/><text:span text:style-name="T10">Sinon</text:span></text:p>
      <text:p text:style-name="P17"><text:tab/><text:tab/><text:span text:style-name="T33">deppossible ← FAUX</text:span></text:p>
      <text:p text:style-name="P17"><text:tab/><text:span text:style-name="T10">FinSi</text:span></text:p>
      <text:p text:style-name="P9">FinSi</text:p>
      <text:p text:style-name="P9"/>
      <text:p text:style-name="P9">Sinon Si<text:span text:style-name="T11"> dir=</text:span><text:span text:style-name="T17">4</text:span><text:span text:style-name="T11"> </text:span>Alors</text:p>
      <text:p text:style-name="P15"><text:span text:style-name="T27"><text:tab/>i ← indlig+1</text:span></text:p>
      <text:p text:style-name="P9"><text:span text:style-name="T11"><text:tab/>j ← indcol+1</text:span></text:p>
      <text:p text:style-name="P15"><text:tab/><text:span text:style-name="T1">Tantque</text:span> <text:span text:style-name="T29">(i&lt;5) </text:span><text:span text:style-name="T9">et</text:span><text:span text:style-name="T29"> </text:span>(<text:span text:style-name="T28">j&lt;5) </text:span><text:span text:style-name="T7">et</text:span><text:span text:style-name="T27"> M[i][j]=’o’ </text:span><text:span text:style-name="T7">Faire</text:span></text:p>
      <text:p text:style-name="P15"><text:soft-page-break/><text:span text:style-name="T27"><text:tab/><text:tab/>i ← i+1</text:span></text:p>
      <text:p text:style-name="P9"><text:span text:style-name="T11"><text:tab/></text:span><text:span text:style-name="T14"><text:tab/></text:span><text:span text:style-name="T11">j ← j+1</text:span></text:p>
      <text:p text:style-name="P15"><text:tab/><text:span text:style-name="T7">Fait</text:span></text:p>
      <text:p text:style-name="P15"><text:tab/><text:span text:style-name="T29">i ← i-1</text:span></text:p>
      <text:p text:style-name="P15"><text:tab/><text:span text:style-name="T29">j ← j-1</text:span></text:p>
      <text:p text:style-name="P18"><text:span text:style-name="T33"><text:tab/></text:span><text:span text:style-name="T10">Si</text:span><text:span text:style-name="T33"> i</text:span><text:span text:style-name="T30">≠</text:span><text:span text:style-name="T33">indlig </text:span><text:span text:style-name="T10">Alors</text:span></text:p>
      <text:p text:style-name="P15"><text:tab/><text:tab/><text:span text:style-name="T28">M[i][j] ← M[indlig][indcol]</text:span></text:p>
      <text:p text:style-name="P15"><text:tab/><text:tab/><text:span text:style-name="T28">M[indlig][indcol] ← ‘o’</text:span></text:p>
      <text:p text:style-name="P18"><text:tab/><text:tab/><text:span text:style-name="T33">deppossible ← VRAI</text:span></text:p>
      <text:p text:style-name="P18"><text:tab/><text:span text:style-name="T10">Sinon</text:span></text:p>
      <text:p text:style-name="P18"><text:tab/><text:tab/><text:span text:style-name="T33">deppossible ← FAUX</text:span></text:p>
      <text:p text:style-name="P18"><text:tab/><text:span text:style-name="T10">FinSi</text:span></text:p>
      <text:p text:style-name="P15"><text:tab/><text:tab/></text:p>
      <text:p text:style-name="P9">FinSi</text:p>
      <text:p text:style-name="P9"/>
      <text:p text:style-name="P9">Sinon Si<text:span text:style-name="T11"> dir=</text:span><text:span text:style-name="T17">6</text:span><text:span text:style-name="T11"> </text:span>Alors</text:p>
      <text:p text:style-name="P15"><text:span text:style-name="T27"><text:tab/>i ← indlig+1</text:span></text:p>
      <text:p text:style-name="P9"><text:span text:style-name="T11"><text:tab/>j ← indcol</text:span><text:span text:style-name="T17">-</text:span><text:span text:style-name="T11">1</text:span></text:p>
      <text:p text:style-name="P15"><text:tab/><text:span text:style-name="T1">Tantque</text:span> <text:span text:style-name="T29">(i&lt;5) </text:span><text:span text:style-name="T9">et</text:span><text:span text:style-name="T29"> </text:span>(<text:span text:style-name="T28">j&gt;1) </text:span><text:span text:style-name="T7">et</text:span><text:span text:style-name="T27"> M[i][j]=’o’ </text:span><text:span text:style-name="T7">Faire</text:span></text:p>
      <text:p text:style-name="P15"><text:span text:style-name="T27"><text:tab/><text:tab/>i ← i+1</text:span></text:p>
      <text:p text:style-name="P9"><text:span text:style-name="T11"><text:tab/></text:span><text:span text:style-name="T14"><text:tab/></text:span><text:span text:style-name="T11">j ← j</text:span><text:span text:style-name="T17">-</text:span><text:span text:style-name="T11">1</text:span></text:p>
      <text:p text:style-name="P15"><text:tab/><text:span text:style-name="T7">Fait</text:span></text:p>
      <text:p text:style-name="P15"><text:tab/><text:span text:style-name="T29">i ← i-1</text:span></text:p>
      <text:p text:style-name="P15"><text:tab/><text:span text:style-name="T29">j ← j+1</text:span></text:p>
      <text:p text:style-name="P18"><text:tab/><text:span text:style-name="T10">Si</text:span><text:span text:style-name="T33"> i</text:span><text:span text:style-name="T30">≠</text:span><text:span text:style-name="T33">indlig </text:span><text:span text:style-name="T10">Alors</text:span></text:p>
      <text:p text:style-name="P15"><text:tab/><text:tab/><text:span text:style-name="T28">M[i][j] ← M[indlig][indcol]</text:span></text:p>
      <text:p text:style-name="P15"><text:tab/><text:tab/><text:span text:style-name="T28">M[indlig][indcol] ← ‘o’</text:span></text:p>
      <text:p text:style-name="P18"><text:tab/><text:tab/><text:span text:style-name="T33">deppossible ← VRAI</text:span></text:p>
      <text:p text:style-name="P18"><text:tab/><text:span text:style-name="T10">Sinon</text:span></text:p>
      <text:p text:style-name="P18"><text:tab/><text:tab/><text:span text:style-name="T33">deppossible ← FAUX</text:span></text:p>
      <text:p text:style-name="P18"><text:tab/><text:span text:style-name="T10">FinSi</text:span></text:p>
      <text:p text:style-name="P15"/>
      <text:p text:style-name="P9">FinSi</text:p>
      <text:p text:style-name="P9"/>
      <text:p text:style-name="P9"/>
      <text:p text:style-name="P10">Sinon Si<text:span text:style-name="T11"> dir=</text:span><text:span text:style-name="T18">8</text:span><text:span text:style-name="T11"> </text:span>Alors</text:p>
      <text:p text:style-name="P16"><text:span text:style-name="T27"><text:tab/>i ← indlig-1</text:span></text:p>
      <text:p text:style-name="P10"><text:span text:style-name="T11"><text:tab/>j ← indcol</text:span><text:span text:style-name="T17">-</text:span><text:span text:style-name="T11">1</text:span></text:p>
      <text:p text:style-name="P16"><text:tab/><text:span text:style-name="T1">Tantque</text:span> <text:span text:style-name="T29">(i&gt;1) </text:span><text:span text:style-name="T9">et</text:span><text:span text:style-name="T29"> </text:span>(<text:span text:style-name="T28">j&gt;1) </text:span><text:span text:style-name="T7">et</text:span><text:span text:style-name="T27"> M[i][j]=’o’ </text:span><text:span text:style-name="T7">Faire</text:span></text:p>
      <text:p text:style-name="P16"><text:span text:style-name="T27"><text:tab/><text:tab/>i ← i-1</text:span></text:p>
      <text:p text:style-name="P10"><text:span text:style-name="T11"><text:tab/></text:span><text:span text:style-name="T14"><text:tab/></text:span><text:span text:style-name="T11">j ← j</text:span><text:span text:style-name="T17">-</text:span><text:span text:style-name="T11">1</text:span></text:p>
      <text:p text:style-name="P16"><text:tab/><text:span text:style-name="T7">Fait</text:span></text:p>
      <text:p text:style-name="P16"><text:tab/><text:span text:style-name="T29">i ← i+1</text:span></text:p>
      <text:p text:style-name="P16"><text:tab/><text:span text:style-name="T29">j ← j+1</text:span></text:p>
      <text:p text:style-name="P18"><text:span text:style-name="T33"><text:tab/></text:span><text:span text:style-name="T10">Si</text:span><text:span text:style-name="T33"> i</text:span><text:span text:style-name="T30">≠</text:span><text:span text:style-name="T33">indlig </text:span><text:span text:style-name="T10">Alors</text:span></text:p>
      <text:p text:style-name="P16"><text:tab/><text:tab/><text:span text:style-name="T28">M[i][j] ← M[indlig][indcol]</text:span></text:p>
      <text:p text:style-name="P16"><text:tab/><text:tab/><text:span text:style-name="T28">M[indlig][indcol] ← ‘o’</text:span></text:p>
      <text:p text:style-name="P18"><text:tab/><text:tab/><text:span text:style-name="T33">deppossible ← VRAI</text:span></text:p>
      <text:p text:style-name="P18"><text:tab/><text:span text:style-name="T10">Sinon</text:span></text:p>
      <text:p text:style-name="P18"><text:tab/><text:tab/><text:span text:style-name="T33">deppossible ← FAUX</text:span></text:p>
      <text:p text:style-name="P18"><text:tab/><text:span text:style-name="T10">FinSi</text:span></text:p>
      <text:p text:style-name="P10">FinSi</text:p>
      <text:p text:style-name="P11">FinAction</text:p>
      <text:p text:style-name="P20"/>
      <text:p text:style-name="P20"/>
      <text:p text:style-name="P20"><text:span text:style-name="T1">Action</text:span> <text:span text:style-name="T20">position_</text:span><text:span text:style-name="T21">neutron</text:span> (M,indlig,indcol)</text:p>
      <text:p text:style-name="P20"><text:tab/><text:span text:style-name="T1">L :</text:span> i,j : <text:span text:style-name="T24">entiers {indices de parcours du tableau}</text:span></text:p>
      <text:p text:style-name="P20"><text:span text:style-name="T24"><text:tab/> <text:s text:c="3"/></text:span><text:span text:style-name="T22">trouve : booléen </text:span></text:p>
      <text:p text:style-name="P20"><text:tab/><text:span text:style-name="T1">D :</text:span> <text:span text:style-name="T25">M </text:span><text:span text:style-name="T23">: tableau [i][j] de caractères</text:span></text:p>
      <text:p text:style-name="P20"><text:tab/><text:span text:style-name="T1">R</text:span><text:span text:style-name="T5"> :</text:span><text:span text:style-name="T25"> indlig,indcol : entiers {indices du </text:span><text:span text:style-name="T22">neutron</text:span><text:span text:style-name="T25">}</text:span></text:p>
      <text:p text:style-name="P20"><text:span text:style-name="T25"/></text:p>
      <text:p text:style-name="P20"><text:span text:style-name="T25"><text:tab/></text:span><text:span text:style-name="T22">trouve ← FAUX</text:span></text:p>
      <text:p text:style-name="P20"><text:span text:style-name="T22"><text:tab/>i ← 1</text:span></text:p>
      <text:p text:style-name="P20"><text:span text:style-name="T22"><text:tab/></text:span><text:span text:style-name="T3">Tantque</text:span><text:span text:style-name="T22"> (i&lt;=5) </text:span><text:span text:style-name="T3">et</text:span><text:span text:style-name="T22"> (trouve=FAUX) </text:span><text:span text:style-name="T3">Faire</text:span></text:p>
      <text:p text:style-name="P20"><text:soft-page-break/><text:span text:style-name="T22"><text:tab/><text:tab/>j ← 1</text:span></text:p>
      <text:p text:style-name="P20"><text:span text:style-name="T22"><text:tab/><text:tab/></text:span><text:span text:style-name="T3">Tantque</text:span><text:span text:style-name="T22"> (j&lt;=5) </text:span><text:span text:style-name="T3">et</text:span><text:span text:style-name="T22"> (trouve=FAUX) </text:span><text:span text:style-name="T3">Faire</text:span></text:p>
      <text:p text:style-name="P20"><text:span text:style-name="T22"><text:tab/><text:tab/><text:tab/></text:span><text:span text:style-name="T3">Si</text:span><text:span text:style-name="T22"> M[i][j]</text:span><text:span text:style-name="T30">≠</text:span><text:span text:style-name="T31">’*’ </text:span><text:span text:style-name="T32">Alors</text:span></text:p>
      <text:p text:style-name="P21"><text:span text:style-name="T31"><text:tab/><text:tab/><text:tab/><text:tab/>j ← j+1</text:span></text:p>
      <text:p text:style-name="P21"><text:span text:style-name="T31"><text:tab/><text:tab/><text:tab/></text:span><text:span text:style-name="T32">Sinon</text:span></text:p>
      <text:p text:style-name="P21"><text:span text:style-name="T31"><text:tab/><text:tab/><text:tab/><text:tab/>trouve ← VRAI</text:span></text:p>
      <text:p text:style-name="P21"><text:span text:style-name="T31"><text:tab/><text:tab/><text:tab/></text:span><text:span text:style-name="T32">FinSi</text:span></text:p>
      <text:p text:style-name="P21"><text:span text:style-name="T31"><text:tab/><text:tab/></text:span><text:span text:style-name="T32">Fait</text:span></text:p>
      <text:p text:style-name="P21"><text:span text:style-name="T31"><text:tab/><text:tab/>i ← i+1</text:span></text:p>
      <text:p text:style-name="P21"><text:span text:style-name="T31"><text:tab/></text:span><text:span text:style-name="T32">Fait</text:span></text:p>
      <text:p text:style-name="P21"><text:span text:style-name="T31"><text:tab/>indlig ← i</text:span></text:p>
      <text:p text:style-name="P21"><text:span text:style-name="T31"><text:tab/>indcol ← j</text:span></text:p>
      <text:p text:style-name="P21"><text:span text:style-name="T32">FinAction</text:span><text:span text:style-name="T31"> </text:span></text:p>
      <text:p text:style-name="P20"><text:span text:style-name="T25"/></text:p>
      <text:p text:style-name="P20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12:29:59.062037250</dc:date>
    <meta:editing-duration>PT53M53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4" meta:paragraph-count="183" meta:word-count="573" meta:character-count="3313" meta:non-whitespace-character-count="2668"/>
  </office:meta>
</office:document-meta>
</file>